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9000002C1F6B36242A365076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414141" loext:opacity="100%" style:font-name="Roboto" fo:font-size="9.7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10.767cm" draw:z-index="0"><draw:image xlink:href="Pictures/1000000000000459000002C1F6B36242A365076D.jpg" xlink:type="simple" xlink:show="embed" xlink:actuate="onLoad" draw:mime-type="image/jpeg"/></draw:frame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2:30:35.726000000</meta:creation-date>
    <dc:date>2025-09-24T12:32:44.855000000</dc:date>
    <meta:editing-duration>PT2M10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7.5.1.2$Windows_X86_64 LibreOffice_project/fcbaee479e84c6cd81291587d2ee68cba099e129</meta:generator>
  </office:meta>
</office:document-meta>
</file>